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 2019/11/19 23:54:17</text:p>
      <text:list xml:id="list3449051087070047145" text:style-name="L1">
        <text:list-item>
          <text:p text:style-name="P1">醸造<text:tab/>意味</text:p>
          <text:list>
            <text:list-item>
              <text:p text:style-name="P2">醸造　=&gt;　酒類の製造の他、味噌、醤油など　=&gt;　食品の製造についても、使う<text:note text:id="ftn0" text:note-class="footnote"><text:note-citation>1</text:note-citation><text:note-body><text:p text:style-name="Footnote"><text:a xlink:type="simple" xlink:href="https://kotobank.jp/word/醸造-532380" text:style-name="Internet_20_link" text:visited-style-name="Visited_20_Internet_20_Link">https://kotobank.jp/word/醸造-532380</text:a></text:p></text:note-body></text:note></text:p>
            </text:list-item>
            <text:list-item>
              <text:p text:style-name="P2">“brew” ==&gt; ビールを作ること<text:note text:id="ftn1" text:note-class="footnote"><text:note-citation>2</text:note-citation><text:note-body><text:p text:style-name="Footnote"><text:a xlink:type="simple" xlink:href="https://dictionary.cambridge.org/dictionary/english/brew" text:style-name="Internet_20_link" text:visited-style-name="Visited_20_Internet_20_Link">https://dictionary.cambridge.org/dictionary/english/brew</text:a></text:p></text:note-body></text:note></text:p>
            </text:list-item>
            <text:list-item>
              <text:p text:style-name="P2">“ferment” ==&gt; 対象は、食品および、飲料。砂糖が、アルコールに変化すること。<text:note text:id="ftn2" text:note-class="footnote"><text:note-citation>3</text:note-citation><text:note-body><text:p text:style-name="Footnote"><text:a xlink:type="simple" xlink:href="https://dictionary.cambridge.org/dictionary/english/brew" text:style-name="Internet_20_link" text:visited-style-name="Visited_20_Internet_20_Link">https://dictionary.cambridge.org/dictionary/english/brew</text:a></text:p></text:note-body></text:note></text:p>
              <text:list>
                <text:list-item>
                  <text:p text:style-name="P2">==&gt; 原料は、砂糖。</text:p>
                </text:list-item>
                <text:list-item>
                  <text:p text:style-name="P2">味噌は、たんぱく質が、アミノ酸に分解される。すると、「味噌の醸造」という言い方には、「砂糖　=&gt;　アルコール」以外の反応過程も、含まれることになる。</text:p>
                </text:list-item>
                <text:list-item>
                  <text:p text:style-name="P2">とすれば、英語のfermentと、対応する訳としての「醸造」には、その意味する範囲について、相異が横たわっている。</text:p>
                </text:list-item>
              </text:list>
            </text:list-item>
          </text:list>
        </text:list-item>
        <text:list-item>
          <text:p text:style-name="P2">FOUND</text:p>
          <text:list>
            <text:list-item>
              <text:p text:style-name="P2">「ソジュ」、というものが、ある<text:note text:id="ftn3" text:note-class="footnote"><text:note-citation>4</text:note-citation><text:note-body><text:p text:style-name="Footnote"><text:a xlink:type="simple" xlink:href="https://ja.wikipedia.org/wiki/ソジュ" text:style-name="Internet_20_link" text:visited-style-name="Visited_20_Internet_20_Link">https://ja.wikipedia.org/wiki/ソジュ</text:a></text:p></text:note-body></text:note></text:p>
            </text:list-item>
          </text:list>
        </text:list-item>
      </text:list>
      <text:p text:style-name="Standard"/>
      <text:p text:style-name="Standard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19T23:54:33.02</meta:creation-date>
    <meta:document-statistic meta:table-count="0" meta:image-count="0" meta:object-count="0" meta:page-count="1" meta:paragraph-count="15" meta:word-count="255" meta:character-count="541"/>
    <dc:date>2019-11-20T00:26:33.08</dc:date>
    <dc:creator>iwabuchi ken</dc:creator>
    <meta:editing-duration>PT32S</meta:editing-duration>
    <meta:editing-cycles>1</meta:editing-cycles>
    <meta:generator>OpenOffice/4.1.3$Win32 OpenOffice.org_project/413m1$Build-9783</meta:generator>
  </office:meta>
</office:document-meta>
</file>